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bold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 style:list-style-name="L1"/>
    <style:style style:name="T1" style:family="text">
      <style:text-properties fo:font-weight="bold"/>
    </style:style>
    <style:style style:name="T2" style:family="text">
      <style:text-properties officeooo:rsid="00135f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HISTÓRIA DE USUÁRIO</text:h>
      <text:p text:style-name="P2">Nome da Funcionalidade:</text:p>
      <text:p text:style-name="Text_20_body">Filtro por Categoria de Produto</text:p>
      <text:p text:style-name="P2">História de Usuário:</text:p>
      <text:p text:style-name="Text_20_body">Como cliente da loja, quero filtrar os produtos por categoria, para que possa encontrar rapidamente os itens que me interessam.</text:p>
      <text:p text:style-name="P2">Critérios de Aceite:</text:p>
      <text:list text:style-name="L1">
        <text:list-item>
          <text:p text:style-name="P3">Deve haver uma lista de categorias visível na página de produtos.</text:p>
        </text:list-item>
        <text:list-item>
          <text:p text:style-name="P3">Ao selecionar uma categoria, apenas os produtos pertencentes a essa categoria devem ser exibidos.</text:p>
        </text:list-item>
        <text:list-item>
          <text:p text:style-name="P3">Deve ser possível remover o filtro e ver todos os produtos novamente.</text:p>
        </text:list-item>
      </text:list>
      <text:h text:style-name="Heading_20_3" text:outline-level="3"><text:span text:style-name="T1">Questões Técnicas:</text:span></text:h>
      <text:list text:continue-numbering="true" text:style-name="L1">
        <text:list-item>
          <text:p text:style-name="P3">O filtro deve <text:span text:style-name="T2">ser compatível</text:span> em todos os navegadores e dispositivos.</text:p>
        </text:list-item>
        <text:list-item>
          <text:p text:style-name="P3">Deve existir uma forma de <text:span text:style-name="T1">administrar as categorias</text:span> no site <text:span text:style-name="T2">(</text:span>adicionar, editar ou remover<text:span text:style-name="T2">).</text:span></text:p>
        </text:list-item>
        <text:list-item>
          <text:p text:style-name="P3">As categorias de produtos devem ser cadastradas no banco de dados.</text:p>
        </text:list-item>
        <text:list-item>
          <text:p text:style-name="P3">A filtragem dos produtos pode ser feita pelo navegador <text:s/>ou pelo servidor .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7T13:46:25.132461800</meta:creation-date>
    <dc:date>2025-06-27T13:51:12.679099900</dc:date>
    <meta:editing-duration>PT4M47S</meta:editing-duration>
    <meta:editing-cycles>1</meta:editing-cycles>
    <meta:document-statistic meta:table-count="0" meta:image-count="0" meta:object-count="0" meta:page-count="1" meta:paragraph-count="15" meta:word-count="133" meta:character-count="796" meta:non-whitespace-character-count="684"/>
    <meta:generator>LibreOffice/25.2.4.3$Windows_X86_64 LibreOffice_project/33e196637044ead23f5c3226cde09b47731f7e27</meta:generator>
  </office:meta>
</office:document-meta>
</file>